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dc2300" draw:marker-start-width="0.8cm" draw:marker-end-width="0.8cm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svg:stroke-width="0.2cm" svg:stroke-color="#dc2300" draw:marker-start-width="0.8cm" draw:marker-end-width="0.8cm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dc23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2.5cm" svg:height="12.7cm" svg:x="3.8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cm" svg:height="5.1cm" svg:x="7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cm" svg:height="3.4cm" svg:x="1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cm" svg:height="6.785cm" draw:transform="skewX (-0.287804793653865) rotate (0.704240353179712) translate (12cm 11.6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2cm" svg:y1="8.9cm" svg:x2="3.7cm" svg:y2="1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8T08:39:59.633784197</meta:creation-date>
    <dc:date>2014-08-28T08:50:43.699111593</dc:date>
    <meta:editing-duration>PT8M55S</meta:editing-duration>
    <meta:editing-cycles>2</meta:editing-cycles>
    <meta:generator>LibreOffice/4.2.4.2$Linux_X86_64 LibreOffice_project/420m0$Build-2</meta:generator>
    <meta:document-statistic meta:object-count="5"/>
  </office:meta>
</office:document-meta>
</file>